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6a9955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4ec9b0" loext:opacity="100%" style:font-name="Consolas" fo:font-size="10.5pt" fo:font-weight="normal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'react'</text:span>;</text:p>
      <text:p text:style-name="P1"><text:span text:style-name="T1">import</text:span> <text:span text:style-name="T3">'./AltaIngreso.css'</text:span>;</text:p>
      <text:p text:style-name="P2"/>
      <text:p text:style-name="P1"><text:span text:style-name="T4">function</text:span> <text:span text:style-name="T5">AltaEgreso</text:span>() {</text:p>
      <text:p text:style-name="P3">  <text:span text:style-name="T6">const</text:span><text:span text:style-name="T7"> [</text:span><text:span text:style-name="T8">categoria</text:span><text:span text:style-name="T7">, </text:span><text:span text:style-name="T9">setCategoria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monto</text:span><text:span text:style-name="T7">, </text:span><text:span text:style-name="T9">setMonto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fecha</text:span><text:span text:style-name="T7">, </text:span><text:span text:style-name="T9">setFecha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deudas</text:span><text:span text:style-name="T7">, </text:span><text:span text:style-name="T9">setDeudas</text:span><text:span text:style-name="T7">] </text:span><text:span text:style-name="T10">=</text:span><text:span text:style-name="T7"> </text:span><text:span text:style-name="T9">useState</text:span><text:span text:style-name="T7">([]);              </text:span><text:span text:style-name="T12">// 🆕 Lista de deudas</text:span></text:p>
      <text:p text:style-name="P3">  <text:span text:style-name="T6">const</text:span><text:span text:style-name="T7"> [</text:span><text:span text:style-name="T8">deudaSeleccionada</text:span><text:span text:style-name="T7">, </text:span><text:span text:style-name="T9">setDeudaSeleccionada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error</text:span><text:span text:style-name="T7">, </text:span><text:span text:style-name="T9">setError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3">  <text:span text:style-name="T6">const</text:span><text:span text:style-name="T7"> [</text:span><text:span text:style-name="T8">mensaje</text:span><text:span text:style-name="T7">, </text:span><text:span text:style-name="T9">setMensaje</text:span><text:span text:style-name="T7">] </text:span><text:span text:style-name="T10">=</text:span><text:span text:style-name="T7"> </text:span><text:span text:style-name="T9">useState</text:span><text:span text:style-name="T7">(</text:span><text:span text:style-name="T11">''</text:span><text:span text:style-name="T7">);</text:span></text:p>
      <text:p text:style-name="P2"/>
      <text:p text:style-name="P3">  <text:span text:style-name="T12">// 🆕 Traer deudas no pagadas al cargar el componente</text:span></text:p>
      <text:p text:style-name="P3">  <text:span text:style-name="T9">useEffect</text:span><text:span text:style-name="T7">(() </text:span><text:span text:style-name="T6">=&gt;</text:span><text:span text:style-name="T7"> {</text:span></text:p>
      <text:p text:style-name="P3">    <text:span text:style-name="T6">const</text:span><text:span text:style-name="T7"> </text:span><text:span text:style-name="T9">fetchDeudas</text:span><text:span text:style-name="T7"> </text:span><text:span text:style-name="T10">=</text:span><text:span text:style-name="T7"> </text:span><text:span text:style-name="T6">async</text:span><text:span text:style-name="T7"> () </text:span><text:span text:style-name="T6">=&gt;</text:span><text:span text:style-name="T7"> {</text:span></text:p>
      <text:p text:style-name="P3">      <text:span text:style-name="T13">try</text:span><text:span text:style-name="T7"> {</text:span></text:p>
      <text:p text:style-name="P3">        <text:span text:style-name="T6">const</text:span><text:span text:style-name="T7"> </text:span><text:span text:style-name="T8">response</text:span><text:span text:style-name="T7"> </text:span><text:span text:style-name="T10">=</text:span><text:span text:style-name="T7"> </text:span><text:span text:style-name="T13">await</text:span><text:span text:style-name="T7"> </text:span><text:span text:style-name="T9">fetch</text:span><text:span text:style-name="T7">(</text:span><text:span text:style-name="T11">'http://127.0.0.1:8000/deudas/no_pagadas'</text:span><text:span text:style-name="T7">);</text:span></text:p>
      <text:p text:style-name="P3">        <text:span text:style-name="T13">if</text:span><text:span text:style-name="T7"> (</text:span><text:span text:style-name="T10">!</text:span><text:span text:style-name="T8">response</text:span><text:span text:style-name="T7">.</text:span><text:span text:style-name="T8">ok</text:span><text:span text:style-name="T7">) </text:span><text:span text:style-name="T13">throw</text:span><text:span text:style-name="T7"> </text:span><text:span text:style-name="T6">new</text:span><text:span text:style-name="T7"> </text:span><text:span text:style-name="T14">Error</text:span><text:span text:style-name="T7">(</text:span><text:span text:style-name="T11">'Error al obtener deudas'</text:span><text:span text:style-name="T7">);</text:span></text:p>
      <text:p text:style-name="P3">        <text:span text:style-name="T6">const</text:span><text:span text:style-name="T7"> </text:span><text:span text:style-name="T8">data</text:span><text:span text:style-name="T7"> </text:span><text:span text:style-name="T10">=</text:span><text:span text:style-name="T7"> </text:span><text:span text:style-name="T13">await</text:span><text:span text:style-name="T7"> </text:span><text:span text:style-name="T8">response</text:span><text:span text:style-name="T7">.</text:span><text:span text:style-name="T9">json</text:span><text:span text:style-name="T7">();</text:span></text:p>
      <text:p text:style-name="P3">        <text:span text:style-name="T9">setDeudas</text:span><text:span text:style-name="T7">(</text:span><text:span text:style-name="T8">data</text:span><text:span text:style-name="T7">);</text:span></text:p>
      <text:p text:style-name="P3">      <text:span text:style-name="T7">} </text:span><text:span text:style-name="T13">catch</text:span><text:span text:style-name="T7"> (</text:span><text:span text:style-name="T15">err</text:span><text:span text:style-name="T7">) {</text:span></text:p>
      <text:p text:style-name="P3">        <text:span text:style-name="T15">console</text:span><text:span text:style-name="T7">.</text:span><text:span text:style-name="T9">error</text:span><text:span text:style-name="T7">(</text:span><text:span text:style-name="T15">err</text:span><text:span text:style-name="T7">);</text:span></text:p>
      <text:p text:style-name="P3">      <text:span text:style-name="T7">}</text:span></text:p>
      <text:p text:style-name="P3">    <text:span text:style-name="T7">};</text:span></text:p>
      <text:p text:style-name="P2"/>
      <text:p text:style-name="P3">    <text:span text:style-name="T9">fetchDeudas</text:span><text:span text:style-name="T7">();</text:span></text:p>
      <text:p text:style-name="P3">  <text:span text:style-name="T7">}, []);</text:span></text:p>
      <text:p text:style-name="P2"/>
      <text:p text:style-name="P3">  <text:span text:style-name="T6">const</text:span><text:span text:style-name="T7"> </text:span><text:span text:style-name="T9">handleSubmit</text:span><text:span text:style-name="T7"> </text:span><text:span text:style-name="T10">=</text:span><text:span text:style-name="T7"> </text:span><text:span text:style-name="T6">async</text:span><text:span text:style-name="T7"> (</text:span><text:span text:style-name="T15">e</text:span><text:span text:style-name="T7">) </text:span><text:span text:style-name="T6">=&gt;</text:span><text:span text:style-name="T7"> {</text:span></text:p>
      <text:p text:style-name="P3">    <text:span text:style-name="T15">e</text:span><text:span text:style-name="T7">.</text:span><text:span text:style-name="T9">preventDefault</text:span><text:span text:style-name="T7">();</text:span></text:p>
      <text:p text:style-name="P2"/>
      <text:p text:style-name="P3">    <text:span text:style-name="T13">if</text:span><text:span text:style-name="T7"> (</text:span><text:span text:style-name="T10">!</text:span><text:span text:style-name="T8">categoria</text:span><text:span text:style-name="T7"> </text:span><text:span text:style-name="T10">||</text:span><text:span text:style-name="T7"> </text:span><text:span text:style-name="T10">!</text:span><text:span text:style-name="T8">monto</text:span><text:span text:style-name="T7"> </text:span><text:span text:style-name="T10">||</text:span><text:span text:style-name="T7"> </text:span><text:span text:style-name="T10">!</text:span><text:span text:style-name="T8">fecha</text:span><text:span text:style-name="T7">) {</text:span></text:p>
      <text:p text:style-name="P3">      <text:span text:style-name="T9">setError</text:span><text:span text:style-name="T7">(</text:span><text:span text:style-name="T11">'Todos los campos son obligatorios'</text:span><text:span text:style-name="T7">);</text:span></text:p>
      <text:p text:style-name="P3">      <text:span text:style-name="T13">return</text:span><text:span text:style-name="T7">;</text:span></text:p>
      <text:p text:style-name="P3">    <text:span text:style-name="T7">}</text:span></text:p>
      <text:p text:style-name="P2"/>
      <text:p text:style-name="P3">    <text:span text:style-name="T13">if</text:span><text:span text:style-name="T7"> (</text:span><text:span text:style-name="T9">isNaN</text:span><text:span text:style-name="T7">(</text:span><text:span text:style-name="T8">monto</text:span><text:span text:style-name="T7">) </text:span><text:span text:style-name="T10">||</text:span><text:span text:style-name="T7"> </text:span><text:span text:style-name="T14">Number</text:span><text:span text:style-name="T7">(</text:span><text:span text:style-name="T8">monto</text:span><text:span text:style-name="T7">) </text:span><text:span text:style-name="T10">&lt;=</text:span><text:span text:style-name="T7"> </text:span><text:span text:style-name="T16">0</text:span><text:span text:style-name="T7">) {</text:span></text:p>
      <text:p text:style-name="P3">      <text:span text:style-name="T9">setError</text:span><text:span text:style-name="T7">(</text:span><text:span text:style-name="T11">'El monto debe ser un número positivo'</text:span><text:span text:style-name="T7">);</text:span></text:p>
      <text:p text:style-name="P3">      <text:span text:style-name="T13">return</text:span><text:span text:style-name="T7">;</text:span></text:p>
      <text:p text:style-name="P3">    <text:span text:style-name="T7">}</text:span></text:p>
      <text:p text:style-name="P2"/>
      <text:p text:style-name="P3">    <text:span text:style-name="T6">const</text:span><text:span text:style-name="T7"> </text:span><text:span text:style-name="T8">nuevoEgreso</text:span><text:span text:style-name="T7"> </text:span><text:span text:style-name="T10">=</text:span><text:span text:style-name="T7"> {</text:span></text:p>
      <text:p text:style-name="P3">      <text:span text:style-name="T15">tipo:</text:span><text:span text:style-name="T7"> </text:span><text:span text:style-name="T11">'egreso'</text:span><text:span text:style-name="T7">,</text:span></text:p>
      <text:p text:style-name="P3">      <text:span text:style-name="T15">categoria</text:span><text:span text:style-name="T7">,</text:span></text:p>
      <text:p text:style-name="P3">      <text:span text:style-name="T15">monto:</text:span><text:span text:style-name="T7"> </text:span><text:span text:style-name="T9">parseFloat</text:span><text:span text:style-name="T7">(</text:span><text:span text:style-name="T8">monto</text:span><text:span text:style-name="T7">),</text:span></text:p>
      <text:p text:style-name="P3">      <text:span text:style-name="T15">fecha</text:span><text:span text:style-name="T7">,</text:span></text:p>
      <text:p text:style-name="P3">    <text:span text:style-name="T7">};</text:span></text:p>
      <text:p text:style-name="P2"/>
      <text:p text:style-name="P3">    <text:span text:style-name="T12">// 🆕 Si se seleccionó una deuda, la incluimos</text:span></text:p>
      <text:p text:style-name="P3">    <text:span text:style-name="T13">if</text:span><text:span text:style-name="T7"> (</text:span><text:span text:style-name="T8">deudaSeleccionada</text:span><text:span text:style-name="T7">) {</text:span></text:p>
      <text:p text:style-name="P3">      <text:span text:style-name="T8">nuevoEgreso</text:span><text:span text:style-name="T7">.</text:span><text:span text:style-name="T15">deuda_id</text:span><text:span text:style-name="T7"> </text:span><text:span text:style-name="T10">=</text:span><text:span text:style-name="T7"> </text:span><text:span text:style-name="T9">parseInt</text:span><text:span text:style-name="T7">(</text:span><text:span text:style-name="T8">deudaSeleccionada</text:span><text:span text:style-name="T7">);</text:span></text:p>
      <text:p text:style-name="P3"><text:soft-page-break/>    <text:span text:style-name="T7">}</text:span></text:p>
      <text:p text:style-name="P2"/>
      <text:p text:style-name="P3">    <text:span text:style-name="T13">try</text:span><text:span text:style-name="T7"> {</text:span></text:p>
      <text:p text:style-name="P3">      <text:span text:style-name="T6">const</text:span><text:span text:style-name="T7"> </text:span><text:span text:style-name="T8">respuesta</text:span><text:span text:style-name="T7"> </text:span><text:span text:style-name="T10">=</text:span><text:span text:style-name="T7"> </text:span><text:span text:style-name="T13">await</text:span><text:span text:style-name="T7"> </text:span><text:span text:style-name="T9">fetch</text:span><text:span text:style-name="T7">(</text:span><text:span text:style-name="T11">'http://127.0.0.1:8000/ingresos'</text:span><text:span text:style-name="T7">, {</text:span></text:p>
      <text:p text:style-name="P3">        <text:span text:style-name="T15">method:</text:span><text:span text:style-name="T7"> </text:span><text:span text:style-name="T11">'POST'</text:span><text:span text:style-name="T7">,</text:span></text:p>
      <text:p text:style-name="P3">        <text:span text:style-name="T15">headers:</text:span><text:span text:style-name="T7"> {</text:span></text:p>
      <text:p text:style-name="P3">          <text:span text:style-name="T11">'Content-Type'</text:span><text:span text:style-name="T15">:</text:span><text:span text:style-name="T7"> </text:span><text:span text:style-name="T11">'application/json'</text:span></text:p>
      <text:p text:style-name="P3">        <text:span text:style-name="T7">},</text:span></text:p>
      <text:p text:style-name="P3">        <text:span text:style-name="T15">body:</text:span><text:span text:style-name="T7"> </text:span><text:span text:style-name="T15">JSON</text:span><text:span text:style-name="T7">.</text:span><text:span text:style-name="T9">stringify</text:span><text:span text:style-name="T7">(</text:span><text:span text:style-name="T8">nuevoEgreso</text:span><text:span text:style-name="T7">)</text:span></text:p>
      <text:p text:style-name="P3">      <text:span text:style-name="T7">});</text:span></text:p>
      <text:p text:style-name="P2"/>
      <text:p text:style-name="P3">      <text:span text:style-name="T13">if</text:span><text:span text:style-name="T7"> (</text:span><text:span text:style-name="T10">!</text:span><text:span text:style-name="T8">respuesta</text:span><text:span text:style-name="T7">.</text:span><text:span text:style-name="T8">ok</text:span><text:span text:style-name="T7">) {</text:span></text:p>
      <text:p text:style-name="P3">        <text:span text:style-name="T6">const</text:span><text:span text:style-name="T7"> </text:span><text:span text:style-name="T8">errorData</text:span><text:span text:style-name="T7"> </text:span><text:span text:style-name="T10">=</text:span><text:span text:style-name="T7"> </text:span><text:span text:style-name="T13">await</text:span><text:span text:style-name="T7"> </text:span><text:span text:style-name="T8">respuesta</text:span><text:span text:style-name="T7">.</text:span><text:span text:style-name="T9">json</text:span><text:span text:style-name="T7">();</text:span></text:p>
      <text:p text:style-name="P3">        <text:span text:style-name="T13">throw</text:span><text:span text:style-name="T7"> </text:span><text:span text:style-name="T6">new</text:span><text:span text:style-name="T7"> </text:span><text:span text:style-name="T14">Error</text:span><text:span text:style-name="T7">(</text:span><text:span text:style-name="T8">errorData</text:span><text:span text:style-name="T7">.</text:span><text:span text:style-name="T15">detail</text:span><text:span text:style-name="T7"> </text:span><text:span text:style-name="T10">||</text:span><text:span text:style-name="T7"> </text:span><text:span text:style-name="T11">'Error al guardar el egreso'</text:span><text:span text:style-name="T7">);</text:span></text:p>
      <text:p text:style-name="P3">      <text:span text:style-name="T7">}</text:span></text:p>
      <text:p text:style-name="P2"/>
      <text:p text:style-name="P3">      <text:span text:style-name="T6">const</text:span><text:span text:style-name="T7"> </text:span><text:span text:style-name="T8">data</text:span><text:span text:style-name="T7"> </text:span><text:span text:style-name="T10">=</text:span><text:span text:style-name="T7"> </text:span><text:span text:style-name="T13">await</text:span><text:span text:style-name="T7"> </text:span><text:span text:style-name="T8">respuesta</text:span><text:span text:style-name="T7">.</text:span><text:span text:style-name="T9">json</text:span><text:span text:style-name="T7">();</text:span></text:p>
      <text:p text:style-name="P3">      <text:span text:style-name="T9">setMensaje</text:span><text:span text:style-name="T7">(</text:span><text:span text:style-name="T11">'✅ Egreso guardado correctamente'</text:span><text:span text:style-name="T7">);</text:span></text:p>
      <text:p text:style-name="P3">      <text:span text:style-name="T9">setError</text:span><text:span text:style-name="T7">(</text:span><text:span text:style-name="T11">''</text:span><text:span text:style-name="T7">);</text:span></text:p>
      <text:p text:style-name="P3">      <text:span text:style-name="T9">setCategoria</text:span><text:span text:style-name="T7">(</text:span><text:span text:style-name="T11">''</text:span><text:span text:style-name="T7">);</text:span></text:p>
      <text:p text:style-name="P3">      <text:span text:style-name="T9">setMonto</text:span><text:span text:style-name="T7">(</text:span><text:span text:style-name="T11">''</text:span><text:span text:style-name="T7">);</text:span></text:p>
      <text:p text:style-name="P3">      <text:span text:style-name="T9">setFecha</text:span><text:span text:style-name="T7">(</text:span><text:span text:style-name="T11">''</text:span><text:span text:style-name="T7">);</text:span></text:p>
      <text:p text:style-name="P3">      <text:span text:style-name="T9">setDeudaSeleccionada</text:span><text:span text:style-name="T7">(</text:span><text:span text:style-name="T11">''</text:span><text:span text:style-name="T7">);</text:span></text:p>
      <text:p text:style-name="P3">    <text:span text:style-name="T7">} </text:span><text:span text:style-name="T13">catch</text:span><text:span text:style-name="T7"> (</text:span><text:span text:style-name="T15">error</text:span><text:span text:style-name="T7">) {</text:span></text:p>
      <text:p text:style-name="P3">      <text:span text:style-name="T15">console</text:span><text:span text:style-name="T7">.</text:span><text:span text:style-name="T9">error</text:span><text:span text:style-name="T7">(</text:span><text:span text:style-name="T11">'Error al guardar egreso:'</text:span><text:span text:style-name="T7">, </text:span><text:span text:style-name="T15">error</text:span><text:span text:style-name="T7">);</text:span></text:p>
      <text:p text:style-name="P3">      <text:span text:style-name="T9">setMensaje</text:span><text:span text:style-name="T7">(</text:span><text:span text:style-name="T11">''</text:span><text:span text:style-name="T7">);</text:span></text:p>
      <text:p text:style-name="P3">      <text:span text:style-name="T9">setError</text:span><text:span text:style-name="T7">(</text:span><text:span text:style-name="T11">'❌ No se pudo guardar el egreso'</text:span><text:span text:style-name="T7">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13">return</text:span><text:span text:style-name="T7"> (</text:span></text:p>
      <text:p text:style-name="P3">    <text:span text:style-name="T17">&lt;</text:span><text:span text:style-name="T6">div</text:span><text:span text:style-name="T7"> </text:span><text:span text:style-name="T15">className</text:span><text:span text:style-name="T10">=</text:span><text:span text:style-name="T11">"form-container"</text:span><text:span text:style-name="T17">&gt;</text:span></text:p>
      <text:p text:style-name="P3">      <text:span text:style-name="T17">&lt;</text:span><text:span text:style-name="T6">h2</text:span><text:span text:style-name="T17">&gt;</text:span><text:span text:style-name="T7">Alta de Egreso</text:span><text:span text:style-name="T17">&lt;/</text:span><text:span text:style-name="T6">h2</text:span><text:span text:style-name="T17">&gt;</text:span></text:p>
      <text:p text:style-name="P3">      <text:span text:style-name="T17">&lt;</text:span><text:span text:style-name="T6">form</text:span><text:span text:style-name="T7"> </text:span><text:span text:style-name="T15">onSubmit</text:span><text:span text:style-name="T10">=</text:span><text:span text:style-name="T6">{</text:span><text:span text:style-name="T9">handleSubmit</text:span><text:span text:style-name="T6">}</text:span><text:span text:style-name="T17">&gt;</text:span></text:p>
      <text:p text:style-name="P3">        <text:span text:style-name="T17">&lt;</text:span><text:span text:style-name="T6">label</text:span><text:span text:style-name="T17">&gt;</text:span></text:p>
      <text:p text:style-name="P3">          <text:span text:style-name="T7">Categoría:</text:span></text:p>
      <text:p text:style-name="P3">          <text:span text:style-name="T17">&lt;</text:span><text:span text:style-name="T6">input</text:span></text:p>
      <text:p text:style-name="P3">            <text:span text:style-name="T15">type</text:span><text:span text:style-name="T10">=</text:span><text:span text:style-name="T11">"text"</text:span></text:p>
      <text:p text:style-name="P3">            <text:span text:style-name="T15">value</text:span><text:span text:style-name="T10">=</text:span><text:span text:style-name="T6">{</text:span><text:span text:style-name="T8">categoria</text:span><text:span text:style-name="T6">}</text:span></text:p>
      <text:p text:style-name="P3">            <text:span text:style-name="T15">onChange</text:span><text:span text:style-name="T10">=</text:span><text:span text:style-name="T6">{</text:span><text:span text:style-name="T10">(</text:span><text:span text:style-name="T15">e</text:span><text:span text:style-name="T10">) </text:span><text:span text:style-name="T6">=&gt;</text:span><text:span text:style-name="T10"> </text:span><text:span text:style-name="T9">setCategoria</text:span><text:span text:style-name="T10">(</text:span><text:span text:style-name="T15">e</text:span><text:span text:style-name="T10">.</text:span><text:span text:style-name="T15">target</text:span><text:span text:style-name="T10">.</text:span><text:span text:style-name="T15">value</text:span><text:span text:style-name="T10">)</text:span><text:span text:style-name="T6">}</text:span></text:p>
      <text:p text:style-name="P3">          <text:span text:style-name="T17">/&gt;</text:span></text:p>
      <text:p text:style-name="P3">        <text:span text:style-name="T17">&lt;/</text:span><text:span text:style-name="T6">label</text:span><text:span text:style-name="T17">&gt;</text:span></text:p>
      <text:p text:style-name="P2"/>
      <text:p text:style-name="P3">        <text:span text:style-name="T17">&lt;</text:span><text:span text:style-name="T6">label</text:span><text:span text:style-name="T17">&gt;</text:span></text:p>
      <text:p text:style-name="P3">          <text:span text:style-name="T7">Monto:</text:span></text:p>
      <text:p text:style-name="P3">          <text:span text:style-name="T17">&lt;</text:span><text:span text:style-name="T6">input</text:span></text:p>
      <text:p text:style-name="P3">            <text:span text:style-name="T15">type</text:span><text:span text:style-name="T10">=</text:span><text:span text:style-name="T11">"number"</text:span></text:p>
      <text:p text:style-name="P3">            <text:span text:style-name="T15">value</text:span><text:span text:style-name="T10">=</text:span><text:span text:style-name="T6">{</text:span><text:span text:style-name="T8">monto</text:span><text:span text:style-name="T6">}</text:span></text:p>
      <text:p text:style-name="P3">            <text:span text:style-name="T15">onChange</text:span><text:span text:style-name="T10">=</text:span><text:span text:style-name="T6">{</text:span><text:span text:style-name="T10">(</text:span><text:span text:style-name="T15">e</text:span><text:span text:style-name="T10">) </text:span><text:span text:style-name="T6">=&gt;</text:span><text:span text:style-name="T10"> </text:span><text:span text:style-name="T9">setMonto</text:span><text:span text:style-name="T10">(</text:span><text:span text:style-name="T15">e</text:span><text:span text:style-name="T10">.</text:span><text:span text:style-name="T15">target</text:span><text:span text:style-name="T10">.</text:span><text:span text:style-name="T15">value</text:span><text:span text:style-name="T10">)</text:span><text:span text:style-name="T6">}</text:span></text:p>
      <text:p text:style-name="P3">          <text:span text:style-name="T17">/&gt;</text:span></text:p>
      <text:p text:style-name="P3">        <text:span text:style-name="T17">&lt;/</text:span><text:span text:style-name="T6">label</text:span><text:span text:style-name="T17">&gt;</text:span></text:p>
      <text:p text:style-name="P2"><text:soft-page-break/></text:p>
      <text:p text:style-name="P3">        <text:span text:style-name="T17">&lt;</text:span><text:span text:style-name="T6">label</text:span><text:span text:style-name="T17">&gt;</text:span></text:p>
      <text:p text:style-name="P3">          <text:span text:style-name="T7">Fecha:</text:span></text:p>
      <text:p text:style-name="P3">          <text:span text:style-name="T17">&lt;</text:span><text:span text:style-name="T6">input</text:span></text:p>
      <text:p text:style-name="P3">            <text:span text:style-name="T15">type</text:span><text:span text:style-name="T10">=</text:span><text:span text:style-name="T11">"date"</text:span></text:p>
      <text:p text:style-name="P3">            <text:span text:style-name="T15">value</text:span><text:span text:style-name="T10">=</text:span><text:span text:style-name="T6">{</text:span><text:span text:style-name="T8">fecha</text:span><text:span text:style-name="T6">}</text:span></text:p>
      <text:p text:style-name="P3">            <text:span text:style-name="T15">onChange</text:span><text:span text:style-name="T10">=</text:span><text:span text:style-name="T6">{</text:span><text:span text:style-name="T10">(</text:span><text:span text:style-name="T15">e</text:span><text:span text:style-name="T10">) </text:span><text:span text:style-name="T6">=&gt;</text:span><text:span text:style-name="T10"> </text:span><text:span text:style-name="T9">setFecha</text:span><text:span text:style-name="T10">(</text:span><text:span text:style-name="T15">e</text:span><text:span text:style-name="T10">.</text:span><text:span text:style-name="T15">target</text:span><text:span text:style-name="T10">.</text:span><text:span text:style-name="T15">value</text:span><text:span text:style-name="T10">)</text:span><text:span text:style-name="T6">}</text:span></text:p>
      <text:p text:style-name="P3">          <text:span text:style-name="T17">/&gt;</text:span></text:p>
      <text:p text:style-name="P3">        <text:span text:style-name="T17">&lt;/</text:span><text:span text:style-name="T6">label</text:span><text:span text:style-name="T17">&gt;</text:span></text:p>
      <text:p text:style-name="P2"/>
      <text:p text:style-name="P3">        <text:span text:style-name="T6">{</text:span><text:span text:style-name="T12">/* 🆕 Lista de deudas */</text:span><text:span text:style-name="T6">}</text:span></text:p>
      <text:p text:style-name="P3">        <text:span text:style-name="T17">&lt;</text:span><text:span text:style-name="T6">label</text:span><text:span text:style-name="T17">&gt;</text:span></text:p>
      <text:p text:style-name="P3">          <text:span text:style-name="T7">Pagar deuda (opcional):</text:span></text:p>
      <text:p text:style-name="P3">          <text:span text:style-name="T17">&lt;</text:span><text:span text:style-name="T6">select</text:span></text:p>
      <text:p text:style-name="P3">            <text:span text:style-name="T15">value</text:span><text:span text:style-name="T10">=</text:span><text:span text:style-name="T6">{</text:span><text:span text:style-name="T8">deudaSeleccionada</text:span><text:span text:style-name="T6">}</text:span></text:p>
      <text:p text:style-name="P3">            <text:span text:style-name="T15">onChange</text:span><text:span text:style-name="T10">=</text:span><text:span text:style-name="T6">{</text:span><text:span text:style-name="T10">(</text:span><text:span text:style-name="T15">e</text:span><text:span text:style-name="T10">) </text:span><text:span text:style-name="T6">=&gt;</text:span><text:span text:style-name="T10"> </text:span><text:span text:style-name="T9">setDeudaSeleccionada</text:span><text:span text:style-name="T10">(</text:span><text:span text:style-name="T15">e</text:span><text:span text:style-name="T10">.</text:span><text:span text:style-name="T15">target</text:span><text:span text:style-name="T10">.</text:span><text:span text:style-name="T15">value</text:span><text:span text:style-name="T10">)</text:span><text:span text:style-name="T6">}</text:span></text:p>
      <text:p text:style-name="P3">          <text:span text:style-name="T17">&gt;</text:span></text:p>
      <text:p text:style-name="P3">            <text:span text:style-name="T17">&lt;</text:span><text:span text:style-name="T6">option</text:span><text:span text:style-name="T7"> </text:span><text:span text:style-name="T15">value</text:span><text:span text:style-name="T10">=</text:span><text:span text:style-name="T11">""</text:span><text:span text:style-name="T17">&gt;</text:span><text:span text:style-name="T7">-- Seleccionar deuda --</text:span><text:span text:style-name="T17">&lt;/</text:span><text:span text:style-name="T6">option</text:span><text:span text:style-name="T17">&gt;</text:span></text:p>
      <text:p text:style-name="P3">            <text:span text:style-name="T6">{</text:span><text:span text:style-name="T8">deudas</text:span><text:span text:style-name="T10">.</text:span><text:span text:style-name="T9">map</text:span><text:span text:style-name="T10">((</text:span><text:span text:style-name="T15">deuda</text:span><text:span text:style-name="T10">) </text:span><text:span text:style-name="T6">=&gt;</text:span><text:span text:style-name="T10"> (</text:span></text:p>
      <text:p text:style-name="P3"><text:span text:style-name="T18">              </text:span><text:span text:style-name="T17">&lt;</text:span><text:span text:style-name="T6">option</text:span><text:span text:style-name="T10"> </text:span><text:span text:style-name="T15">key</text:span><text:span text:style-name="T10">=</text:span><text:span text:style-name="T6">{</text:span><text:span text:style-name="T15">deuda</text:span><text:span text:style-name="T10">.</text:span><text:span text:style-name="T15">id</text:span><text:span text:style-name="T6">}</text:span><text:span text:style-name="T10"> </text:span><text:span text:style-name="T15">value</text:span><text:span text:style-name="T10">=</text:span><text:span text:style-name="T6">{</text:span><text:span text:style-name="T15">deuda</text:span><text:span text:style-name="T10">.</text:span><text:span text:style-name="T15">id</text:span><text:span text:style-name="T6">}</text:span><text:span text:style-name="T17">&gt;</text:span></text:p>
      <text:p text:style-name="P3"><text:span text:style-name="T18">                </text:span><text:span text:style-name="T6">{</text:span><text:span text:style-name="T15">deuda</text:span><text:span text:style-name="T10">.</text:span><text:span text:style-name="T15">descripcion</text:span><text:span text:style-name="T6">}</text:span><text:span text:style-name="T10"> - $</text:span><text:span text:style-name="T6">{</text:span><text:span text:style-name="T15">deuda</text:span><text:span text:style-name="T10">.</text:span><text:span text:style-name="T15">monto</text:span><text:span text:style-name="T6">}</text:span></text:p>
      <text:p text:style-name="P3"><text:span text:style-name="T18">              </text:span><text:span text:style-name="T17">&lt;/</text:span><text:span text:style-name="T6">option</text:span><text:span text:style-name="T17">&gt;</text:span></text:p>
      <text:p text:style-name="P3"><text:span text:style-name="T18">            </text:span><text:span text:style-name="T10">))</text:span><text:span text:style-name="T6">}</text:span></text:p>
      <text:p text:style-name="P3">          <text:span text:style-name="T17">&lt;/</text:span><text:span text:style-name="T6">select</text:span><text:span text:style-name="T17">&gt;</text:span></text:p>
      <text:p text:style-name="P3">        <text:span text:style-name="T17">&lt;/</text:span><text:span text:style-name="T6">label</text:span><text:span text:style-name="T17">&gt;</text:span></text:p>
      <text:p text:style-name="P2"/>
      <text:p text:style-name="P3">        <text:span text:style-name="T6">{</text:span><text:span text:style-name="T8">error</text:span><text:span text:style-name="T10"> &amp;&amp; </text:span><text:span text:style-name="T17">&lt;</text:span><text:span text:style-name="T6">p</text:span><text:span text:style-name="T10"> </text:span><text:span text:style-name="T15">className</text:span><text:span text:style-name="T10">=</text:span><text:span text:style-name="T11">"error"</text:span><text:span text:style-name="T17">&gt;</text:span><text:span text:style-name="T6">{</text:span><text:span text:style-name="T8">error</text:span><text:span text:style-name="T6">}</text:span><text:span text:style-name="T17">&lt;/</text:span><text:span text:style-name="T6">p</text:span><text:span text:style-name="T17">&gt;</text:span><text:span text:style-name="T6">}</text:span></text:p>
      <text:p text:style-name="P3">        <text:span text:style-name="T6">{</text:span><text:span text:style-name="T8">mensaje</text:span><text:span text:style-name="T10"> &amp;&amp; </text:span><text:span text:style-name="T17">&lt;</text:span><text:span text:style-name="T6">p</text:span><text:span text:style-name="T10"> </text:span><text:span text:style-name="T15">className</text:span><text:span text:style-name="T10">=</text:span><text:span text:style-name="T11">"success"</text:span><text:span text:style-name="T17">&gt;</text:span><text:span text:style-name="T6">{</text:span><text:span text:style-name="T8">mensaje</text:span><text:span text:style-name="T6">}</text:span><text:span text:style-name="T17">&lt;/</text:span><text:span text:style-name="T6">p</text:span><text:span text:style-name="T17">&gt;</text:span><text:span text:style-name="T6">}</text:span></text:p>
      <text:p text:style-name="P2"/>
      <text:p text:style-name="P3">        <text:span text:style-name="T17">&lt;</text:span><text:span text:style-name="T6">button</text:span><text:span text:style-name="T7"> </text:span><text:span text:style-name="T15">type</text:span><text:span text:style-name="T10">=</text:span><text:span text:style-name="T11">"submit"</text:span><text:span text:style-name="T17">&gt;</text:span><text:span text:style-name="T7">Agregar Egreso</text:span><text:span text:style-name="T17">&lt;/</text:span><text:span text:style-name="T6">button</text:span><text:span text:style-name="T17">&gt;</text:span></text:p>
      <text:p text:style-name="P3">      <text:span text:style-name="T17">&lt;/</text:span><text:span text:style-name="T6">form</text:span><text:span text:style-name="T17">&gt;</text:span></text:p>
      <text:p text:style-name="P3">    <text:span text:style-name="T17">&lt;/</text:span><text:span text:style-name="T6">div</text:span><text:span text:style-name="T17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2">AltaE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0:05:46.441869800</meta:creation-date>
    <dc:date>2025-09-02T00:05:58.042442800</dc:date>
    <meta:editing-duration>PT12S</meta:editing-duration>
    <meta:editing-cycles>1</meta:editing-cycles>
    <meta:document-statistic meta:table-count="0" meta:image-count="0" meta:object-count="0" meta:page-count="3" meta:paragraph-count="120" meta:word-count="330" meta:character-count="3524" meta:non-whitespace-character-count="2492"/>
    <meta:generator>LibreOffice/25.2.5.2$Windows_X86_64 LibreOffice_project/03d19516eb2e1dd5d4ccd751a0d6f35f35e08022</meta:generator>
  </office:meta>
</office:document-meta>
</file>